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k5_threads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coef_nk4</text:p>
          </table:table-cell>
          <table:table-cell office:value-type="string" calcext:value-type="string">
            <text:p>coef_nk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4786" calcext:value-type="float">
            <text:p>1.24786</text:p>
          </table:table-cell>
          <table:table-cell office:value-type="float" office:value="1.59676" calcext:value-type="float">
            <text:p>1.596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81" calcext:value-type="float">
            <text:p>2.381</text:p>
          </table:table-cell>
          <table:table-cell office:value-type="float" office:value="2.16924" calcext:value-type="float">
            <text:p>2.169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28234" calcext:value-type="float">
            <text:p>2.28234</text:p>
          </table:table-cell>
          <table:table-cell office:value-type="float" office:value="2.49114" calcext:value-type="float">
            <text:p>2.491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71727" calcext:value-type="float">
            <text:p>2.71727</text:p>
          </table:table-cell>
          <table:table-cell office:value-type="float" office:value="3.50581" calcext:value-type="float">
            <text:p>3.505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89683" calcext:value-type="float">
            <text:p>2.89683</text:p>
          </table:table-cell>
          <table:table-cell office:value-type="float" office:value="3.04406" calcext:value-type="float">
            <text:p>3.044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07056" calcext:value-type="float">
            <text:p>3.07056</text:p>
          </table:table-cell>
          <table:table-cell office:value-type="float" office:value="3.09035" calcext:value-type="float">
            <text:p>3.090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52825" calcext:value-type="float">
            <text:p>3.52825</text:p>
          </table:table-cell>
          <table:table-cell office:value-type="float" office:value="3.08024" calcext:value-type="float">
            <text:p>3.080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15864" calcext:value-type="float">
            <text:p>3.15864</text:p>
          </table:table-cell>
          <table:table-cell office:value-type="float" office:value="3.28251" calcext:value-type="float">
            <text:p>3.282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91344" calcext:value-type="float">
            <text:p>2.91344</text:p>
          </table:table-cell>
          <table:table-cell office:value-type="float" office:value="3.21147" calcext:value-type="float">
            <text:p>3.211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11179" calcext:value-type="float">
            <text:p>3.11179</text:p>
          </table:table-cell>
          <table:table-cell office:value-type="float" office:value="3.02464" calcext:value-type="float">
            <text:p>3.024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97725" calcext:value-type="float">
            <text:p>2.97725</text:p>
          </table:table-cell>
          <table:table-cell office:value-type="float" office:value="2.61396" calcext:value-type="float">
            <text:p>2.613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4536" calcext:value-type="float">
            <text:p>2.4536</text:p>
          </table:table-cell>
          <table:table-cell office:value-type="float" office:value="3.15489" calcext:value-type="float">
            <text:p>3.154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83676" calcext:value-type="float">
            <text:p>2.83676</text:p>
          </table:table-cell>
          <table:table-cell office:value-type="float" office:value="3.29489" calcext:value-type="float">
            <text:p>3.294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18584" calcext:value-type="float">
            <text:p>3.18584</text:p>
          </table:table-cell>
          <table:table-cell office:value-type="float" office:value="3.20217" calcext:value-type="float">
            <text:p>3.202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57987" calcext:value-type="float">
            <text:p>3.57987</text:p>
          </table:table-cell>
          <table:table-cell office:value-type="float" office:value="3.287" calcext:value-type="float">
            <text:p>3.2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27568" calcext:value-type="float">
            <text:p>3.27568</text:p>
          </table:table-cell>
          <table:table-cell office:value-type="float" office:value="3.45803" calcext:value-type="float">
            <text:p>3.4580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30387" calcext:value-type="float">
            <text:p>3.30387</text:p>
          </table:table-cell>
          <table:table-cell office:value-type="float" office:value="2.48741" calcext:value-type="float">
            <text:p>2.487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48144" calcext:value-type="float">
            <text:p>2.48144</text:p>
          </table:table-cell>
          <table:table-cell office:value-type="float" office:value="2.4621" calcext:value-type="float">
            <text:p>2.46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63517" calcext:value-type="float">
            <text:p>2.63517</text:p>
          </table:table-cell>
          <table:table-cell office:value-type="float" office:value="2.46894" calcext:value-type="float">
            <text:p>2.468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62635" calcext:value-type="float">
            <text:p>2.62635</text:p>
          </table:table-cell>
          <table:table-cell office:value-type="float" office:value="2.46581" calcext:value-type="float">
            <text:p>2.465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60303" calcext:value-type="float">
            <text:p>2.60303</text:p>
          </table:table-cell>
          <table:table-cell office:value-type="float" office:value="2.46526" calcext:value-type="float">
            <text:p>2.465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5983" calcext:value-type="float">
            <text:p>2.5983</text:p>
          </table:table-cell>
          <table:table-cell office:value-type="float" office:value="2.5079" calcext:value-type="float">
            <text:p>2.507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5278" calcext:value-type="float">
            <text:p>2.5278</text:p>
          </table:table-cell>
          <table:table-cell office:value-type="float" office:value="2.50244" calcext:value-type="float">
            <text:p>2.50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59157" calcext:value-type="float">
            <text:p>2.59157</text:p>
          </table:table-cell>
          <table:table-cell office:value-type="float" office:value="2.46908" calcext:value-type="float">
            <text:p>2.469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50679" calcext:value-type="float">
            <text:p>2.50679</text:p>
          </table:table-cell>
          <table:table-cell office:value-type="float" office:value="2.55768" calcext:value-type="float">
            <text:p>2.557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50292" calcext:value-type="float">
            <text:p>2.50292</text:p>
          </table:table-cell>
          <table:table-cell office:value-type="float" office:value="2.58371" calcext:value-type="float">
            <text:p>2.583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50158" calcext:value-type="float">
            <text:p>2.50158</text:p>
          </table:table-cell>
          <table:table-cell office:value-type="float" office:value="2.5111" calcext:value-type="float">
            <text:p>2.511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56958" calcext:value-type="float">
            <text:p>2.56958</text:p>
          </table:table-cell>
          <table:table-cell office:value-type="float" office:value="2.39463" calcext:value-type="float">
            <text:p>2.3946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5335" calcext:value-type="float">
            <text:p>2.5335</text:p>
          </table:table-cell>
          <table:table-cell office:value-type="float" office:value="2.55032" calcext:value-type="float">
            <text:p>2.550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40505" calcext:value-type="float">
            <text:p>2.40505</text:p>
          </table:table-cell>
          <table:table-cell office:value-type="float" office:value="2.53341" calcext:value-type="float">
            <text:p>2.5334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60264" calcext:value-type="float">
            <text:p>2.60264</text:p>
          </table:table-cell>
          <table:table-cell office:value-type="float" office:value="2.67195" calcext:value-type="float">
            <text:p>2.6719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60065" calcext:value-type="float">
            <text:p>2.60065</text:p>
          </table:table-cell>
          <table:table-cell office:value-type="float" office:value="2.66647" calcext:value-type="float">
            <text:p>2.6664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7217" calcext:value-type="float">
            <text:p>2.7217</text:p>
          </table:table-cell>
          <table:table-cell office:value-type="float" office:value="2.6633" calcext:value-type="float">
            <text:p>2.66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57627" calcext:value-type="float">
            <text:p>2.57627</text:p>
          </table:table-cell>
          <table:table-cell office:value-type="float" office:value="2.58923" calcext:value-type="float">
            <text:p>2.5892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6796" calcext:value-type="float">
            <text:p>2.6796</text:p>
          </table:table-cell>
          <table:table-cell office:value-type="float" office:value="2.72692" calcext:value-type="float">
            <text:p>2.7269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44287" calcext:value-type="float">
            <text:p>3.44287</text:p>
          </table:table-cell>
          <table:table-cell office:value-type="float" office:value="3.11676" calcext:value-type="float">
            <text:p>3.1167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4763" calcext:value-type="float">
            <text:p>3.4763</text:p>
          </table:table-cell>
          <table:table-cell office:value-type="float" office:value="3.52463" calcext:value-type="float">
            <text:p>3.5246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5163" calcext:value-type="float">
            <text:p>3.5163</text:p>
          </table:table-cell>
          <table:table-cell office:value-type="float" office:value="3.53086" calcext:value-type="float">
            <text:p>3.5308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94788" calcext:value-type="float">
            <text:p>2.94788</text:p>
          </table:table-cell>
          <table:table-cell office:value-type="float" office:value="3.26911" calcext:value-type="float">
            <text:p>3.26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37492" calcext:value-type="float">
            <text:p>3.37492</text:p>
          </table:table-cell>
          <table:table-cell office:value-type="float" office:value="2.57334" calcext:value-type="float">
            <text:p>2.5733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60212" calcext:value-type="float">
            <text:p>2.60212</text:p>
          </table:table-cell>
          <table:table-cell office:value-type="float" office:value="2.57617" calcext:value-type="float">
            <text:p>2.5761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59477" calcext:value-type="float">
            <text:p>2.59477</text:p>
          </table:table-cell>
          <table:table-cell office:value-type="float" office:value="2.58115" calcext:value-type="float">
            <text:p>2.5811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604" calcext:value-type="float">
            <text:p>2.604</text:p>
          </table:table-cell>
          <table:table-cell office:value-type="float" office:value="2.54062" calcext:value-type="float">
            <text:p>2.5406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57278" calcext:value-type="float">
            <text:p>2.57278</text:p>
          </table:table-cell>
          <table:table-cell office:value-type="float" office:value="2.55203" calcext:value-type="float">
            <text:p>2.5520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60261" calcext:value-type="float">
            <text:p>2.60261</text:p>
          </table:table-cell>
          <table:table-cell office:value-type="float" office:value="2.62396" calcext:value-type="float">
            <text:p>2.6239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57057" calcext:value-type="float">
            <text:p>2.57057</text:p>
          </table:table-cell>
          <table:table-cell office:value-type="float" office:value="2.51933" calcext:value-type="float">
            <text:p>2.5193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51296" calcext:value-type="float">
            <text:p>2.51296</text:p>
          </table:table-cell>
          <table:table-cell office:value-type="float" office:value="2.49993" calcext:value-type="float">
            <text:p>2.4999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46822" calcext:value-type="float">
            <text:p>2.46822</text:p>
          </table:table-cell>
          <table:table-cell office:value-type="float" office:value="2.49859" calcext:value-type="float">
            <text:p>2.4985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57961" calcext:value-type="float">
            <text:p>2.57961</text:p>
          </table:table-cell>
          <table:table-cell office:value-type="float" office:value="2.55303" calcext:value-type="float">
            <text:p>2.553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59749" calcext:value-type="float">
            <text:p>2.59749</text:p>
          </table:table-cell>
          <table:table-cell office:value-type="float" office:value="2.54158" calcext:value-type="float">
            <text:p>2.5415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54662" calcext:value-type="float">
            <text:p>2.54662</text:p>
          </table:table-cell>
          <table:table-cell office:value-type="float" office:value="2.50748" calcext:value-type="float">
            <text:p>2.5074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52355" calcext:value-type="float">
            <text:p>2.52355</text:p>
          </table:table-cell>
          <table:table-cell office:value-type="float" office:value="2.54352" calcext:value-type="float">
            <text:p>2.5435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55811" calcext:value-type="float">
            <text:p>2.55811</text:p>
          </table:table-cell>
          <table:table-cell office:value-type="float" office:value="2.53845" calcext:value-type="float">
            <text:p>2.5384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45476" calcext:value-type="float">
            <text:p>2.45476</text:p>
          </table:table-cell>
          <table:table-cell office:value-type="float" office:value="2.53375" calcext:value-type="float">
            <text:p>2.5337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59032" calcext:value-type="float">
            <text:p>2.59032</text:p>
          </table:table-cell>
          <table:table-cell office:value-type="float" office:value="2.45642" calcext:value-type="float">
            <text:p>2.4564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41948" calcext:value-type="float">
            <text:p>2.41948</text:p>
          </table:table-cell>
          <table:table-cell office:value-type="float" office:value="2.55799" calcext:value-type="float">
            <text:p>2.5579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61176" calcext:value-type="float">
            <text:p>2.61176</text:p>
          </table:table-cell>
          <table:table-cell office:value-type="float" office:value="2.54772" calcext:value-type="float">
            <text:p>2.5477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57641" calcext:value-type="float">
            <text:p>2.57641</text:p>
          </table:table-cell>
          <table:table-cell office:value-type="float" office:value="2.56715" calcext:value-type="float">
            <text:p>2.5671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53881" calcext:value-type="float">
            <text:p>2.53881</text:p>
          </table:table-cell>
          <table:table-cell office:value-type="float" office:value="2.55425" calcext:value-type="float">
            <text:p>2.554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59202" calcext:value-type="float">
            <text:p>2.59202</text:p>
          </table:table-cell>
          <table:table-cell office:value-type="float" office:value="2.60997" calcext:value-type="float">
            <text:p>2.6099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58872" calcext:value-type="float">
            <text:p>2.58872</text:p>
          </table:table-cell>
          <table:table-cell office:value-type="float" office:value="2.54909" calcext:value-type="float">
            <text:p>2.5490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58368" calcext:value-type="float">
            <text:p>2.58368</text:p>
          </table:table-cell>
          <table:table-cell office:value-type="float" office:value="2.58109" calcext:value-type="float">
            <text:p>2.5810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5659" calcext:value-type="float">
            <text:p>2.5659</text:p>
          </table:table-cell>
          <table:table-cell office:value-type="float" office:value="2.55759" calcext:value-type="float">
            <text:p>2.5575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56723" calcext:value-type="float">
            <text:p>2.56723</text:p>
          </table:table-cell>
          <table:table-cell office:value-type="float" office:value="2.57335" calcext:value-type="float">
            <text:p>2.5733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51603" calcext:value-type="float">
            <text:p>2.51603</text:p>
          </table:table-cell>
          <table:table-cell office:value-type="float" office:value="2.5643" calcext:value-type="float">
            <text:p>2.564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52874" calcext:value-type="float">
            <text:p>2.52874</text:p>
          </table:table-cell>
          <table:table-cell office:value-type="float" office:value="2.55153" calcext:value-type="float">
            <text:p>2.5515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22386" calcext:value-type="float">
            <text:p>2.22386</text:p>
          </table:table-cell>
          <table:table-cell office:value-type="float" office:value="2.51671" calcext:value-type="float">
            <text:p>2.5167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51001" calcext:value-type="float">
            <text:p>2.5100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56277" calcext:value-type="float">
            <text:p>2.56277</text:p>
          </table:table-cell>
          <table:table-cell office:value-type="float" office:value="3.2844" calcext:value-type="float">
            <text:p>3.284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46059" calcext:value-type="float">
            <text:p>3.46059</text:p>
          </table:table-cell>
          <table:table-cell office:value-type="float" office:value="3.2981" calcext:value-type="float">
            <text:p>3.298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46781" calcext:value-type="float">
            <text:p>3.46781</text:p>
          </table:table-cell>
          <table:table-cell office:value-type="float" office:value="3.27892" calcext:value-type="float">
            <text:p>3.2789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46373" calcext:value-type="float">
            <text:p>3.46373</text:p>
          </table:table-cell>
          <table:table-cell office:value-type="float" office:value="3.25926" calcext:value-type="float">
            <text:p>3.2592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52774" calcext:value-type="float">
            <text:p>3.52774</text:p>
          </table:table-cell>
          <table:table-cell office:value-type="float" office:value="3.37003" calcext:value-type="float">
            <text:p>3.3700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48154" calcext:value-type="float">
            <text:p>3.48154</text:p>
          </table:table-cell>
          <table:table-cell office:value-type="float" office:value="3.49667" calcext:value-type="float">
            <text:p>3.4966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31839" calcext:value-type="float">
            <text:p>3.31839</text:p>
          </table:table-cell>
          <table:table-cell office:value-type="float" office:value="3.39766" calcext:value-type="float">
            <text:p>3.3976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42584" calcext:value-type="float">
            <text:p>3.42584</text:p>
          </table:table-cell>
          <table:table-cell office:value-type="float" office:value="3.35591" calcext:value-type="float">
            <text:p>3.3559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.49415" calcext:value-type="float">
            <text:p>3.49415</text:p>
          </table:table-cell>
          <table:table-cell office:value-type="float" office:value="3.35717" calcext:value-type="float">
            <text:p>3.3571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.38806" calcext:value-type="float">
            <text:p>3.38806</text:p>
          </table:table-cell>
          <table:table-cell office:value-type="float" office:value="3.47054" calcext:value-type="float">
            <text:p>3.4705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45056" calcext:value-type="float">
            <text:p>3.45056</text:p>
          </table:table-cell>
          <table:table-cell office:value-type="float" office:value="3.30069" calcext:value-type="float">
            <text:p>3.300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50092" calcext:value-type="float">
            <text:p>3.50092</text:p>
          </table:table-cell>
          <table:table-cell office:value-type="float" office:value="3.33055" calcext:value-type="float">
            <text:p>3.3305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.34966" calcext:value-type="float">
            <text:p>3.34966</text:p>
          </table:table-cell>
          <table:table-cell office:value-type="float" office:value="3.39446" calcext:value-type="float">
            <text:p>3.3944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80961" calcext:value-type="float">
            <text:p>2.80961</text:p>
          </table:table-cell>
          <table:table-cell office:value-type="float" office:value="2.76729" calcext:value-type="float">
            <text:p>2.7672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80009" calcext:value-type="float">
            <text:p>2.80009</text:p>
          </table:table-cell>
          <table:table-cell office:value-type="float" office:value="3.35761" calcext:value-type="float">
            <text:p>3.3576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.41096" calcext:value-type="float">
            <text:p>3.41096</text:p>
          </table:table-cell>
          <table:table-cell office:value-type="float" office:value="2.53217" calcext:value-type="float">
            <text:p>2.5321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57922" calcext:value-type="float">
            <text:p>2.57922</text:p>
          </table:table-cell>
          <table:table-cell office:value-type="float" office:value="2.53188" calcext:value-type="float">
            <text:p>2.5318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57993" calcext:value-type="float">
            <text:p>2.57993</text:p>
          </table:table-cell>
          <table:table-cell office:value-type="float" office:value="2.53984" calcext:value-type="float">
            <text:p>2.5398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57061" calcext:value-type="float">
            <text:p>2.57061</text:p>
          </table:table-cell>
          <table:table-cell office:value-type="float" office:value="2.53234" calcext:value-type="float">
            <text:p>2.5323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53956" calcext:value-type="float">
            <text:p>2.53956</text:p>
          </table:table-cell>
          <table:table-cell office:value-type="float" office:value="2.53085" calcext:value-type="float">
            <text:p>2.5308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.36781" calcext:value-type="float">
            <text:p>3.36781</text:p>
          </table:table-cell>
          <table:table-cell office:value-type="float" office:value="2.65032" calcext:value-type="float">
            <text:p>2.650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62622" calcext:value-type="float">
            <text:p>2.62622</text:p>
          </table:table-cell>
          <table:table-cell office:value-type="float" office:value="3.30432" calcext:value-type="float">
            <text:p>3.3043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41884" calcext:value-type="float">
            <text:p>3.41884</text:p>
          </table:table-cell>
          <table:table-cell office:value-type="float" office:value="3.18587" calcext:value-type="float">
            <text:p>3.1858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.50202" calcext:value-type="float">
            <text:p>3.50202</text:p>
          </table:table-cell>
          <table:table-cell office:value-type="float" office:value="3.27762" calcext:value-type="float">
            <text:p>3.2776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.42806" calcext:value-type="float">
            <text:p>3.42806</text:p>
          </table:table-cell>
          <table:table-cell office:value-type="float" office:value="3.34803" calcext:value-type="float">
            <text:p>3.3480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41602" calcext:value-type="float">
            <text:p>3.41602</text:p>
          </table:table-cell>
          <table:table-cell office:value-type="float" office:value="3.34687" calcext:value-type="float">
            <text:p>3.3468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36965" calcext:value-type="float">
            <text:p>3.36965</text:p>
          </table:table-cell>
          <table:table-cell office:value-type="float" office:value="3.32566" calcext:value-type="float">
            <text:p>3.3256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33969" calcext:value-type="float">
            <text:p>3.33969</text:p>
          </table:table-cell>
          <table:table-cell office:value-type="float" office:value="3.43585" calcext:value-type="float">
            <text:p>3.4358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36712" calcext:value-type="float">
            <text:p>3.36712</text:p>
          </table:table-cell>
          <table:table-cell office:value-type="float" office:value="3.37831" calcext:value-type="float">
            <text:p>3.3783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4011" calcext:value-type="float">
            <text:p>3.4011</text:p>
          </table:table-cell>
          <table:table-cell office:value-type="float" office:value="3.33624" calcext:value-type="float">
            <text:p>3.3362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41416" calcext:value-type="float">
            <text:p>3.41416</text:p>
          </table:table-cell>
          <table:table-cell office:value-type="float" office:value="3.34812" calcext:value-type="float">
            <text:p>3.348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38306" calcext:value-type="float">
            <text:p>3.38306</text:p>
          </table:table-cell>
          <table:table-cell office:value-type="float" office:value="3.32098" calcext:value-type="float">
            <text:p>3.320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5T16:23:04.931267965</dc:date>
    <meta:editing-duration>PT4M3S</meta:editing-duration>
    <meta:editing-cycles>1</meta:editing-cycles>
    <meta:document-statistic meta:table-count="1" meta:cell-count="303" meta:object-count="0"/>
    <meta:generator>LibreOffice/4.4.2.2$Linux_X86_64 LibreOffice_project/40m0$Build-2</meta:generator>
  </office:meta>
</office:document-meta>
</file>